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678f24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678f24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en" fo:country="US" fo:font-weight="normal" officeooo:rsid="00774e0c" officeooo:paragraph-rsid="0077ee2f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language="en" fo:country="US" fo:font-weight="normal" officeooo:rsid="0077ee2f" officeooo:paragraph-rsid="0077ee2f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85a26c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4feb61" officeooo:paragraph-rsid="007970a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4feb61" officeooo:paragraph-rsid="007b2f77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6418e6" officeooo:paragraph-rsid="00834d77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6418e6" officeooo:paragraph-rsid="00899d72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6418e6" officeooo:paragraph-rsid="008bfe5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899d72" officeooo:paragraph-rsid="00899d72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5c04b"/>
    </style:style>
    <style:style style:name="T53" style:family="text">
      <style:text-properties fo:language="en" fo:country="US" officeooo:rsid="00787715"/>
    </style:style>
    <style:style style:name="T54" style:family="text">
      <style:text-properties fo:language="en" fo:country="US" officeooo:rsid="007d581e"/>
    </style:style>
    <style:style style:name="T55" style:family="text">
      <style:text-properties fo:language="en" fo:country="US" officeooo:rsid="0077ee2f"/>
    </style:style>
    <style:style style:name="T56" style:family="text">
      <style:text-properties fo:language="en" fo:country="US" officeooo:rsid="007dff26"/>
    </style:style>
    <style:style style:name="T57" style:family="text">
      <style:text-properties fo:language="en" fo:country="US" officeooo:rsid="00825fb8"/>
    </style:style>
    <style:style style:name="T58" style:family="text">
      <style:text-properties fo:language="en" fo:country="US" officeooo:rsid="0083f00e"/>
    </style:style>
    <style:style style:name="T59" style:family="text">
      <style:text-properties fo:language="en" fo:country="US" officeooo:rsid="0088005c"/>
    </style:style>
    <style:style style:name="T60" style:family="text">
      <style:text-properties fo:language="en" fo:country="US" officeooo:rsid="00899d72"/>
    </style:style>
    <style:style style:name="T61" style:family="text">
      <style:text-properties fo:language="en" fo:country="US" officeooo:rsid="008bfe51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08a721" style:font-weight-asian="normal" style:font-weight-complex="normal"/>
    </style:style>
    <style:style style:name="T64" style:family="text">
      <style:text-properties fo:font-weight="normal" officeooo:rsid="00322e76" style:font-weight-asian="normal" style:font-weight-complex="normal"/>
    </style:style>
    <style:style style:name="T65" style:family="text">
      <style:text-properties fo:language="uk" fo:country="UA"/>
    </style:style>
    <style:style style:name="T66" style:family="text">
      <style:text-properties fo:language="uk" fo:country="UA" fo:font-weight="normal" style:font-weight-asian="normal" style:font-weight-complex="normal"/>
    </style:style>
    <style:style style:name="T67" style:family="text">
      <style:text-properties fo:language="uk" fo:country="UA" fo:font-weight="normal" officeooo:rsid="0008a721" style:font-weight-asian="normal" style:font-weight-complex="normal"/>
    </style:style>
    <style:style style:name="T68" style:family="text">
      <style:text-properties fo:language="uk" fo:country="UA" fo:font-weight="normal" officeooo:rsid="0009da89" style:font-weight-asian="normal" style:font-weight-complex="normal"/>
    </style:style>
    <style:style style:name="T69" style:family="text">
      <style:text-properties fo:language="uk" fo:country="UA" fo:font-weight="normal" officeooo:rsid="000b3d94" style:font-weight-asian="normal" style:font-weight-complex="normal"/>
    </style:style>
    <style:style style:name="T70" style:family="text">
      <style:text-properties fo:language="uk" fo:country="UA" fo:font-weight="normal" officeooo:rsid="000b915e" style:font-weight-asian="normal" style:font-weight-complex="normal"/>
    </style:style>
    <style:style style:name="T71" style:family="text">
      <style:text-properties fo:language="uk" fo:country="UA" fo:font-weight="normal" officeooo:rsid="000c1eb8" style:font-weight-asian="normal" style:font-weight-complex="normal"/>
    </style:style>
    <style:style style:name="T72" style:family="text">
      <style:text-properties fo:language="uk" fo:country="UA" fo:font-weight="normal" officeooo:rsid="000c6162" style:font-weight-asian="normal" style:font-weight-complex="normal"/>
    </style:style>
    <style:style style:name="T73" style:family="text">
      <style:text-properties fo:language="uk" fo:country="UA" fo:font-weight="normal" officeooo:rsid="000c8611" style:font-weight-asian="normal" style:font-weight-complex="normal"/>
    </style:style>
    <style:style style:name="T74" style:family="text">
      <style:text-properties fo:language="uk" fo:country="UA" fo:font-weight="normal" officeooo:rsid="000d9e06" style:font-weight-asian="normal" style:font-weight-complex="normal"/>
    </style:style>
    <style:style style:name="T75" style:family="text">
      <style:text-properties fo:language="uk" fo:country="UA" fo:font-weight="normal" officeooo:rsid="000dd1e0" style:font-weight-asian="normal" style:font-weight-complex="normal"/>
    </style:style>
    <style:style style:name="T76" style:family="text">
      <style:text-properties fo:language="uk" fo:country="UA" fo:font-weight="normal" officeooo:rsid="000f32e3" style:font-weight-asian="normal" style:font-weight-complex="normal"/>
    </style:style>
    <style:style style:name="T77" style:family="text">
      <style:text-properties fo:language="uk" fo:country="UA" fo:font-weight="normal" officeooo:rsid="000f4269" style:font-weight-asian="normal" style:font-weight-complex="normal"/>
    </style:style>
    <style:style style:name="T78" style:family="text">
      <style:text-properties fo:language="uk" fo:country="UA" fo:font-weight="normal" officeooo:rsid="000fce72" style:font-weight-asian="normal" style:font-weight-complex="normal"/>
    </style:style>
    <style:style style:name="T79" style:family="text">
      <style:text-properties fo:language="uk" fo:country="UA" fo:font-weight="normal" officeooo:rsid="001036f7" style:font-weight-asian="normal" style:font-weight-complex="normal"/>
    </style:style>
    <style:style style:name="T80" style:family="text">
      <style:text-properties fo:language="uk" fo:country="UA" fo:font-weight="normal" officeooo:rsid="0011a0bb" style:font-weight-asian="normal" style:font-weight-complex="normal"/>
    </style:style>
    <style:style style:name="T81" style:family="text">
      <style:text-properties fo:language="uk" fo:country="UA" fo:font-weight="normal" officeooo:rsid="0013890a" style:font-weight-asian="normal" style:font-weight-complex="normal"/>
    </style:style>
    <style:style style:name="T82" style:family="text">
      <style:text-properties fo:language="uk" fo:country="UA" fo:font-weight="normal" officeooo:rsid="0014de2e" style:font-weight-asian="normal" style:font-weight-complex="normal"/>
    </style:style>
    <style:style style:name="T83" style:family="text">
      <style:text-properties fo:language="uk" fo:country="UA" fo:font-weight="normal" officeooo:rsid="0017459d" style:font-weight-asian="normal" style:font-weight-complex="normal"/>
    </style:style>
    <style:style style:name="T84" style:family="text">
      <style:text-properties fo:language="uk" fo:country="UA" fo:font-weight="normal" officeooo:rsid="00174d2b" style:font-weight-asian="normal" style:font-weight-complex="normal"/>
    </style:style>
    <style:style style:name="T85" style:family="text">
      <style:text-properties fo:language="uk" fo:country="UA" fo:font-weight="normal" officeooo:rsid="001845bb" style:font-weight-asian="normal" style:font-weight-complex="normal"/>
    </style:style>
    <style:style style:name="T86" style:family="text">
      <style:text-properties fo:language="uk" fo:country="UA" fo:font-weight="normal" officeooo:rsid="0019192b" style:font-weight-asian="normal" style:font-weight-complex="normal"/>
    </style:style>
    <style:style style:name="T87" style:family="text">
      <style:text-properties fo:language="uk" fo:country="UA" fo:font-weight="normal" officeooo:rsid="00195967" style:font-weight-asian="normal" style:font-weight-complex="normal"/>
    </style:style>
    <style:style style:name="T88" style:family="text">
      <style:text-properties fo:language="uk" fo:country="UA" fo:font-weight="normal" officeooo:rsid="001a8c08" style:font-weight-asian="normal" style:font-weight-complex="normal"/>
    </style:style>
    <style:style style:name="T89" style:family="text">
      <style:text-properties fo:language="uk" fo:country="UA" fo:font-weight="normal" officeooo:rsid="001bcacf" style:font-weight-asian="normal" style:font-weight-complex="normal"/>
    </style:style>
    <style:style style:name="T90" style:family="text">
      <style:text-properties fo:language="uk" fo:country="UA" fo:font-weight="normal" officeooo:rsid="001d5562" style:font-weight-asian="normal" style:font-weight-complex="normal"/>
    </style:style>
    <style:style style:name="T91" style:family="text">
      <style:text-properties fo:language="uk" fo:country="UA" fo:font-weight="normal" officeooo:rsid="001f2c90" style:font-weight-asian="normal" style:font-weight-complex="normal"/>
    </style:style>
    <style:style style:name="T92" style:family="text">
      <style:text-properties fo:language="uk" fo:country="UA" fo:font-weight="normal" officeooo:rsid="00217390" style:font-weight-asian="normal" style:font-weight-complex="normal"/>
    </style:style>
    <style:style style:name="T93" style:family="text">
      <style:text-properties fo:language="uk" fo:country="UA" fo:font-weight="normal" officeooo:rsid="0022db7d" style:font-weight-asian="normal" style:font-weight-complex="normal"/>
    </style:style>
    <style:style style:name="T94" style:family="text">
      <style:text-properties fo:language="uk" fo:country="UA" fo:font-weight="normal" officeooo:rsid="0028b84e" style:font-weight-asian="normal" style:font-weight-complex="normal"/>
    </style:style>
    <style:style style:name="T95" style:family="text">
      <style:text-properties fo:language="uk" fo:country="UA" fo:font-weight="normal" officeooo:rsid="002a9421" style:font-weight-asian="normal" style:font-weight-complex="normal"/>
    </style:style>
    <style:style style:name="T96" style:family="text">
      <style:text-properties fo:language="uk" fo:country="UA" fo:font-weight="normal" officeooo:rsid="002b4546" style:font-weight-asian="normal" style:font-weight-complex="normal"/>
    </style:style>
    <style:style style:name="T97" style:family="text">
      <style:text-properties fo:language="uk" fo:country="UA" fo:font-weight="normal" officeooo:rsid="002e5449" style:font-weight-asian="normal" style:font-weight-complex="normal"/>
    </style:style>
    <style:style style:name="T98" style:family="text">
      <style:text-properties fo:language="uk" fo:country="UA" fo:font-weight="normal" officeooo:rsid="0030f721" style:font-weight-asian="normal" style:font-weight-complex="normal"/>
    </style:style>
    <style:style style:name="T99" style:family="text">
      <style:text-properties fo:language="uk" fo:country="UA" fo:font-weight="normal" officeooo:rsid="00351855" style:font-weight-asian="normal" style:font-weight-complex="normal"/>
    </style:style>
    <style:style style:name="T100" style:family="text">
      <style:text-properties fo:language="uk" fo:country="UA" fo:font-weight="normal" officeooo:rsid="0035e1c7" style:font-weight-asian="normal" style:font-weight-complex="normal"/>
    </style:style>
    <style:style style:name="T101" style:family="text">
      <style:text-properties fo:language="uk" fo:country="UA" fo:font-weight="normal" officeooo:rsid="0037ae97" style:font-weight-asian="normal" style:font-weight-complex="normal"/>
    </style:style>
    <style:style style:name="T102" style:family="text">
      <style:text-properties fo:language="uk" fo:country="UA" fo:font-weight="normal" officeooo:rsid="00392cf2" style:font-weight-asian="normal" style:font-weight-complex="normal"/>
    </style:style>
    <style:style style:name="T103" style:family="text">
      <style:text-properties fo:language="uk" fo:country="UA" fo:font-weight="normal" officeooo:rsid="003ab93e" style:font-weight-asian="normal" style:font-weight-complex="normal"/>
    </style:style>
    <style:style style:name="T104" style:family="text">
      <style:text-properties fo:language="uk" fo:country="UA" fo:font-weight="normal" officeooo:rsid="003bede9" style:font-weight-asian="normal" style:font-weight-complex="normal"/>
    </style:style>
    <style:style style:name="T105" style:family="text">
      <style:text-properties fo:language="uk" fo:country="UA" fo:font-weight="normal" officeooo:rsid="003c6c88" style:font-weight-asian="normal" style:font-weight-complex="normal"/>
    </style:style>
    <style:style style:name="T106" style:family="text">
      <style:text-properties fo:language="uk" fo:country="UA" fo:font-weight="normal" officeooo:rsid="003d33a1" style:font-weight-asian="normal" style:font-weight-complex="normal"/>
    </style:style>
    <style:style style:name="T107" style:family="text">
      <style:text-properties fo:language="uk" fo:country="UA" fo:font-weight="normal" officeooo:rsid="00422727" style:font-weight-asian="normal" style:font-weight-complex="normal"/>
    </style:style>
    <style:style style:name="T108" style:family="text">
      <style:text-properties fo:language="uk" fo:country="UA" fo:font-weight="normal" officeooo:rsid="0043bd76" style:font-weight-asian="normal" style:font-weight-complex="normal"/>
    </style:style>
    <style:style style:name="T109" style:family="text">
      <style:text-properties fo:language="uk" fo:country="UA" fo:font-weight="normal" officeooo:rsid="004c827e" style:font-weight-asian="normal" style:font-weight-complex="normal"/>
    </style:style>
    <style:style style:name="T110" style:family="text">
      <style:text-properties fo:language="uk" fo:country="UA" fo:font-weight="normal" officeooo:rsid="004d5606" style:font-weight-asian="normal" style:font-weight-complex="normal"/>
    </style:style>
    <style:style style:name="T111" style:family="text">
      <style:text-properties fo:language="uk" fo:country="UA" fo:font-weight="normal" officeooo:rsid="004dc293" style:font-weight-asian="normal" style:font-weight-complex="normal"/>
    </style:style>
    <style:style style:name="T112" style:family="text">
      <style:text-properties fo:language="uk" fo:country="UA" fo:font-weight="normal" officeooo:rsid="004df7db" style:font-weight-asian="normal" style:font-weight-complex="normal"/>
    </style:style>
    <style:style style:name="T113" style:family="text">
      <style:text-properties fo:language="uk" fo:country="UA" officeooo:rsid="002e98dd"/>
    </style:style>
    <style:style style:name="T114" style:family="text">
      <style:text-properties fo:language="uk" fo:country="UA" officeooo:rsid="000fce72"/>
    </style:style>
    <style:style style:name="T115" style:family="text">
      <style:text-properties fo:language="uk" fo:country="UA" officeooo:rsid="0053c881"/>
    </style:style>
    <style:style style:name="T116" style:family="text">
      <style:text-properties fo:language="uk" fo:country="UA" officeooo:rsid="0054e839"/>
    </style:style>
    <style:style style:name="T117" style:family="text">
      <style:text-properties fo:language="uk" fo:country="UA" officeooo:rsid="00556f0a"/>
    </style:style>
    <style:style style:name="T118" style:family="text">
      <style:text-properties fo:language="uk" fo:country="UA" officeooo:rsid="0057601f"/>
    </style:style>
    <style:style style:name="T119" style:family="text">
      <style:text-properties fo:language="uk" fo:country="UA" officeooo:rsid="003ff27e"/>
    </style:style>
    <style:style style:name="T120" style:family="text">
      <style:text-properties fo:language="uk" fo:country="UA" officeooo:rsid="005ae28f"/>
    </style:style>
    <style:style style:name="T121" style:family="text">
      <style:text-properties fo:language="uk" fo:country="UA" officeooo:rsid="005b3893"/>
    </style:style>
    <style:style style:name="T122" style:family="text">
      <style:text-properties fo:language="uk" fo:country="UA" officeooo:rsid="005d8b49"/>
    </style:style>
    <style:style style:name="T123" style:family="text">
      <style:text-properties fo:language="uk" fo:country="UA" officeooo:rsid="005f1ab6"/>
    </style:style>
    <style:style style:name="T124" style:family="text">
      <style:text-properties fo:language="uk" fo:country="UA" officeooo:rsid="00626fc9"/>
    </style:style>
    <style:style style:name="T125" style:family="text">
      <style:text-properties fo:language="uk" fo:country="UA" officeooo:rsid="0069734c"/>
    </style:style>
    <style:style style:name="T126" style:family="text">
      <style:text-properties fo:language="uk" fo:country="UA" officeooo:rsid="0074bc1b"/>
    </style:style>
    <style:style style:name="T127" style:family="text">
      <style:text-properties fo:language="uk" fo:country="UA" officeooo:rsid="0075477b"/>
    </style:style>
    <style:style style:name="T128" style:family="text">
      <style:text-properties fo:language="uk" fo:country="UA" officeooo:rsid="0077ee2f"/>
    </style:style>
    <style:style style:name="T129" style:family="text">
      <style:text-properties fo:language="uk" fo:country="UA" officeooo:rsid="007d581e"/>
    </style:style>
    <style:style style:name="T130" style:family="text">
      <style:text-properties fo:language="uk" fo:country="UA" officeooo:rsid="007effca"/>
    </style:style>
    <style:style style:name="T131" style:family="text">
      <style:text-properties fo:language="uk" fo:country="UA" officeooo:rsid="00834d77"/>
    </style:style>
    <style:style style:name="T132" style:family="text">
      <style:text-properties fo:language="uk" fo:country="UA" officeooo:rsid="0083f00e"/>
    </style:style>
    <style:style style:name="T133" style:family="text">
      <style:text-properties fo:language="uk" fo:country="UA" officeooo:rsid="0085a26c"/>
    </style:style>
    <style:style style:name="T134" style:family="text">
      <style:text-properties fo:language="uk" fo:country="UA" officeooo:rsid="0088005c"/>
    </style:style>
    <style:style style:name="T135" style:family="text">
      <style:text-properties fo:language="uk" fo:country="UA" officeooo:rsid="00899d72"/>
    </style:style>
    <style:style style:name="T136" style:family="text">
      <style:text-properties fo:language="uk" fo:country="UA" officeooo:rsid="008bfe51"/>
    </style:style>
    <style:style style:name="T137" style:family="text">
      <style:text-properties fo:language="uk" fo:country="UA" officeooo:rsid="008d17af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language="ru" fo:country="RU" fo:font-weight="normal" officeooo:rsid="00422727" style:font-weight-asian="normal" style:font-weight-complex="normal"/>
    </style:style>
    <style:style style:name="T140" style:family="text">
      <style:text-properties fo:language="ru" fo:country="RU" fo:font-weight="normal" officeooo:rsid="0043bd76" style:font-weight-asian="normal" style:font-weight-complex="normal"/>
    </style:style>
    <style:style style:name="T141" style:family="text">
      <style:text-properties fo:language="ru" fo:country="RU" officeooo:rsid="005b3893"/>
    </style:style>
    <style:style style:name="T142" style:family="text">
      <style:text-properties officeooo:rsid="002e98dd"/>
    </style:style>
    <style:style style:name="T143" style:family="text">
      <style:text-properties officeooo:rsid="0053c881"/>
    </style:style>
    <style:style style:name="T144" style:family="text">
      <style:text-properties officeooo:rsid="006a9d41"/>
    </style:style>
    <style:style style:name="T145" style:family="text">
      <style:text-properties officeooo:rsid="006c1847"/>
    </style:style>
    <style:style style:name="T146" style:family="text">
      <style:text-properties officeooo:rsid="006d6296"/>
    </style:style>
    <style:style style:name="T147" style:family="text">
      <style:text-properties officeooo:rsid="006ebfdf"/>
    </style:style>
    <style:style style:name="T148" style:family="text">
      <style:text-properties officeooo:rsid="00774e0c"/>
    </style:style>
    <style:style style:name="T149" style:family="text">
      <style:text-properties officeooo:rsid="00678f24"/>
    </style:style>
    <style:style style:name="T150" style:family="text">
      <style:text-properties officeooo:rsid="0077ee2f"/>
    </style:style>
    <style:style style:name="T151" style:family="text">
      <style:text-properties officeooo:rsid="007970a3"/>
    </style:style>
    <style:style style:name="T152" style:family="text">
      <style:text-properties officeooo:rsid="007b2f77"/>
    </style:style>
    <style:style style:name="T153" style:family="text">
      <style:text-properties officeooo:rsid="007c6aab"/>
    </style:style>
    <style:style style:name="T154" style:family="text">
      <style:text-properties officeooo:rsid="00873ff4"/>
    </style:style>
    <style:style style:name="T155" style:family="text">
      <style:text-properties officeooo:rsid="008b0d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62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64">яка </text:span><text:span text:style-name="T62">передає в </text:span><text:span text:style-name="T63">застосунок вказівник на свій клас через віртуальний інтерфейс </text:span><text:span text:style-name="T3">KE_INTERFACE. </text:span><text:span text:style-name="T67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67"><text:tab/></text:span><text:span text:style-name="T84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98">а</text:span><text:span text:style-name="T84"> Скрипти. У кожної Відповіді </text:span><text:span text:style-name="T98">та</text:span><text:span text:style-name="T84"> Скрипту є номер наступного діалогу, який активується після активації відповідного елементу. Таким чином відбувається розвиток </text:span><text:span text:style-name="T85">Розповіді</text:span><text:span text:style-name="T84">.</text:span></text:p>
      <text:p text:style-name="P28"><text:tab/></text:p>
      <text:p text:style-name="P3"><text:span text:style-name="T84"><text:tab/></text:span><text:span text:style-name="T86">Важливо: номер діалогу це не те саме, що </text:span><text:span text:style-name="T16">ID </text:span><text:span text:style-name="T86">елемента. </text:span><text:span text:style-name="T87">Ідентифікатор елемента є унікальним, а однаковий номер діалогу можуть мати декілька елементів.</text:span></text:p>
      <text:p text:style-name="P3"><text:span text:style-name="T87"/></text:p>
      <text:p text:style-name="P3"/>
      <text:p text:style-name="P27"><text:tab/><text:span text:style-name="T138">Перелік функцій рушія</text:span></text:p>
      <text:p text:style-name="P3"/>
      <text:p text:style-name="P14"><text:tab/><text:span text:style-name="T62">const wchar_t* GetVersion() </text:span><text:span text:style-name="T8">– </text:span><text:span text:style-name="T102">повертає номер поточної версії рушія.</text:span></text:p>
      <text:p text:style-name="P14"><text:span text:style-name="T102"><text:tab/></text:span><text:span text:style-name="T66">const wchar_t* </text:span><text:span text:style-name="T31">GetLastError</text:span><text:span text:style-name="T66">() </text:span><text:span text:style-name="T8">– </text:span><text:span text:style-name="T102">повертає текстовий опис поточної помилки.</text:span></text:p>
      <text:p text:style-name="P4"><text:span text:style-name="T67"><text:tab/></text:span><text:span text:style-name="T21">int </text:span><text:span text:style-name="T3">CreateStory(const wchar_t *story_file) </text:span><text:span text:style-name="T8">–</text:span><text:span text:style-name="T3"> </text:span><text:span text:style-name="T67">створює нову розповідь і зберігає її у файл. </text:span><text:span text:style-name="T71">Ім’я файлу зберігається для подальшого збереження змін в Розповіді. </text:span><text:span text:style-name="T92">Повертає 0 у разі помилки.</text:span></text:p>
      <text:p text:style-name="P7"><text:span text:style-name="T67"><text:tab/></text:span><text:span text:style-name="T22">int </text:span><text:span text:style-name="T3">LoadStory(const wchar_t *story_file) </text:span><text:span text:style-name="T8">–</text:span><text:span text:style-name="T67"> завантажує розповідь з файлу. </text:span><text:span text:style-name="T92">Повертає 0 у разі помилки.</text:span></text:p>
      <text:p text:style-name="P7"><text:span text:style-name="T67"><text:tab/></text:span><text:span text:style-name="T93">i</text:span><text:span text:style-name="T22">nt </text:span><text:span text:style-name="T4">Save</text:span><text:span text:style-name="T3">Story() </text:span><text:span text:style-name="T8">–</text:span><text:span text:style-name="T67"> </text:span><text:span text:style-name="T68">зберігає </text:span><text:span text:style-name="T71">Р</text:span><text:span text:style-name="T68">озповідь </text:span><text:span text:style-name="T71">у поточний файл</text:span><text:span text:style-name="T67">. </text:span><text:span text:style-name="T92">Повертає 0 у разі помилки. </text:span><text:span text:style-name="T107">Зберігати можна або у форматі </text:span><text:span text:style-name="T33">XML, </text:span><text:span text:style-name="T107">або внутрішньому форматі </text:span><text:span text:style-name="T33">SCS, </text:span><text:span text:style-name="T107">який використовує утиліта візуального редактора Розповідей </text:span><text:span text:style-name="T33">Story Creator. </text:span><text:span text:style-name="T107">У разі використання формату </text:span><text:span text:style-name="T33">XML, </text:span><text:span text:style-name="T139">елементи Р</text:span><text:span text:style-name="T107">озповіді, що не прив’язані до жодної Сцени, не будуть збережені у файл.</text:span></text:p>
      <text:p text:style-name="P4"><text:span text:style-name="T67"><text:tab/></text:span><text:span text:style-name="T22">void </text:span><text:span text:style-name="T7">CloseStory() </text:span><text:span text:style-name="T8">–</text:span><text:span text:style-name="T7"> </text:span><text:span text:style-name="T71">закриває Розповідь.</text:span></text:p>
      <text:p text:style-name="P4"><text:span text:style-name="T71"><text:tab/></text:span><text:span text:style-name="T22">void </text:span><text:span text:style-name="T9">ClearStory() </text:span><text:span text:style-name="T8">–</text:span><text:span text:style-name="T9"> </text:span><text:span text:style-name="T73">очищає Розповідь, видаляючи всі елементи.</text:span></text:p>
      <text:p text:style-name="P4"><text:span text:style-name="T67"><text:tab/></text:span><text:span text:style-name="T22">int </text:span><text:span text:style-name="T4">AddScene() </text:span><text:span text:style-name="T8">–</text:span><text:span text:style-name="T4"> </text:span><text:span text:style-name="T68">додає нову текстову Сцену, повертає ідентифікатор елемента, </text:span><text:span text:style-name="T92">або 0 у разі помилки.</text:span></text:p>
      <text:p text:style-name="P8"><text:span text:style-name="T68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68">додає нову </text:span><text:span text:style-name="T69">Відповідь</text:span><text:span text:style-name="T68">, повертає ідентифікатор елемента, </text:span><text:span text:style-name="T92">або 0 у разі помилки</text:span><text:span text:style-name="T68">.</text:span></text:p>
      <text:p text:style-name="P8"><text:span text:style-name="T68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68">додає нов</text:span><text:span text:style-name="T69">ий Скрипт</text:span><text:span text:style-name="T68">, повертає ідентифікатор елемента, </text:span><text:span text:style-name="T92">або 0 у разі помилки</text:span><text:span text:style-name="T68">.</text:span></text:p>
      <text:p text:style-name="P14"><text:span text:style-name="T68"><text:tab/></text:span><text:span text:style-name="T22">int </text:span><text:span text:style-name="T39">Select</text:span><text:span text:style-name="T11">(int id) – </text:span><text:span text:style-name="T76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06">ранслює </text:span><text:span text:style-name="T111">довільний текст </text:span><text:span text:style-name="T106">скрипт</text:span><text:span text:style-name="T111">у</text:span><text:span text:style-name="T76">. Повертає </text:span><text:span text:style-name="T111">результат роботи скрипту, або </text:span><text:span text:style-name="T106">«-</text:span><text:span text:style-name="T39">err-</text:span><text:span text:style-name="T111">» у разі помилки</text:span><text:span text:style-name="T11">.</text:span></text:p>
      <text:p text:style-name="P16"><text:span text:style-name="T68"><text:tab/></text:span><text:span text:style-name="T22">int </text:span><text:span text:style-name="T6">Remove(int id) – </text:span><text:span text:style-name="T70">видаляє елемент з </text:span><text:span text:style-name="T71">Р</text:span><text:span text:style-name="T70">озповіді. </text:span><text:span text:style-name="T103">П</text:span><text:span text:style-name="T101">ри цьому всі зв’язки з іншими елементами будуть автоматично перебудовані. </text:span><text:span text:style-name="T76">Повертає 0 у </text:span><text:span text:style-name="T104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99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99">Повертає 0 у разі помилки.</text:span></text:p>
      <text:p text:style-name="P15"><text:span text:style-name="T99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00">ідв’язує елементи один від одного</text:span><text:span text:style-name="T99">, </text:span><text:span text:style-name="T103">п</text:span><text:span text:style-name="T101">ри цьому всі зв’язки з іншими елементами будуть автоматично перебудовані.</text:span><text:span text:style-name="T11">. </text:span><text:span text:style-name="T99">Повертає 0 у разі помилки.</text:span></text:p>
      <text:p text:style-name="P8"><text:span text:style-name="T70"><text:tab/></text:span><text:span text:style-name="T22">int </text:span><text:span text:style-name="T12">G</text:span><text:span text:style-name="T8">etID</text:span><text:span text:style-name="T12">()</text:span><text:span text:style-name="T78"> – повертає </text:span><text:span text:style-name="T12">ID </text:span><text:span text:style-name="T78">елемента.</text:span></text:p>
      <text:p text:style-name="P8"><text:span text:style-name="T70"><text:tab/></text:span><text:span text:style-name="T22">int </text:span><text:span text:style-name="T8">SetID(int new_id) – </text:span><text:span text:style-name="T72">встановлює новий ідентифікатор для елемента, </text:span><text:span text:style-name="T101">при цьому всі зв’язки з іншими елементами будуть автоматично перебудовані</text:span><text:span text:style-name="T68">. </text:span><text:span text:style-name="T92">Повертає 0 у разі </text:span><text:soft-page-break/><text:span text:style-name="T92">помилки.</text:span></text:p>
      <text:p text:style-name="P9"><text:span text:style-name="T72"><text:tab/></text:span><text:span text:style-name="T22">int </text:span><text:span text:style-name="T13">GetDialog() </text:span><text:span text:style-name="T8">–</text:span><text:span text:style-name="T13"> </text:span><text:span text:style-name="T79">повертає номер діалогу </text:span><text:span text:style-name="T84">до якого відноситься </text:span><text:span text:style-name="T79">елемент</text:span><text:span text:style-name="T68">, </text:span><text:span text:style-name="T92">або 0 у разі помилки</text:span><text:span text:style-name="T79">.</text:span></text:p>
      <text:p text:style-name="P15"><text:span text:style-name="T72"><text:tab/></text:span><text:span text:style-name="T22">int </text:span><text:span text:style-name="T8">Set</text:span><text:span text:style-name="T10">Dialog</text:span><text:span text:style-name="T8">(int new_id) – </text:span><text:span text:style-name="T74">встановлює новий </text:span><text:span text:style-name="T77">номер</text:span><text:span text:style-name="T74"> діалогу для елемента. </text:span><text:span text:style-name="T103">П</text:span><text:span text:style-name="T101">ри цьому всі зв’язки з іншими елементами будуть автоматично перебудовані.</text:span><text:span text:style-name="T74"> </text:span><text:span text:style-name="T92">Повертає 0 у разі помилки.</text:span></text:p>
      <text:p text:style-name="P9"><text:span text:style-name="T74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80">повертає </text:span><text:span text:style-name="T14">ID </text:span><text:span text:style-name="T80">елемента, що прив’язаний до активного </text:span><text:span text:style-name="T74">(</text:span><text:span text:style-name="T105">попереднього</text:span><text:span text:style-name="T74"> елемент</text:span><text:span text:style-name="T81">а</text:span><text:span text:style-name="T74"> в ланцюжку)</text:span><text:span text:style-name="T80">. Якщо активний елемент це Сцена, то повертає 0, бо до Сцени може бути прив’язано декілька елементів.</text:span></text:p>
      <text:p text:style-name="P15"><text:span text:style-name="T74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80">встановлює</text:span><text:span text:style-name="T74"> елемент, що прив’язаний до </text:span><text:span text:style-name="T80">активного елементу </text:span><text:span text:style-name="T103">(</text:span><text:span text:style-name="T105">попередній</text:span><text:span text:style-name="T103"> в ланцюжку)</text:span><text:span text:style-name="T74">. </text:span><text:span text:style-name="T103">П</text:span><text:span text:style-name="T101">ри цьому всі зв’язки з іншими елементами будуть автоматично перебудовані. </text:span><text:span text:style-name="T92">Повертає 0 у разі помилки.</text:span></text:p>
      <text:p text:style-name="P15"><text:span text:style-name="T74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81">повертає </text:span><text:span text:style-name="T15">ID </text:span><text:span text:style-name="T81">елемента до якого прив’язано активний елемент </text:span><text:span text:style-name="T74">(</text:span><text:span text:style-name="T105">наступного</text:span><text:span text:style-name="T74"> елемента в ланцюжку).</text:span><text:span text:style-name="T101"> </text:span><text:span text:style-name="T92">Повертає 0 у разі помилки.</text:span></text:p>
      <text:p text:style-name="P15"><text:span text:style-name="T74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83">встановлює</text:span><text:span text:style-name="T74"> елемент, до якого прив’язаний </text:span><text:span text:style-name="T82">активний </text:span><text:span text:style-name="T74">елемент </text:span><text:span text:style-name="T105">(наступний в ланцюжку)</text:span><text:span text:style-name="T74">. </text:span><text:span text:style-name="T103">П</text:span><text:span text:style-name="T101">ри цьому всі зв’язки з іншими елементами будуть автоматично перебудовані. </text:span><text:span text:style-name="T92">Повертає 0 у разі помилки.</text:span></text:p>
      <text:p text:style-name="P9"><text:span text:style-name="T75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78"> – повертає </text:span><text:span text:style-name="T88">тип</text:span><text:span text:style-name="T12"> </text:span><text:span text:style-name="T78">елемента. </text:span><text:span text:style-name="T88">1 – Сцена, 2 – Відповідь, 3 – Скрипт, 0 – у разі помилки.</text:span></text:p>
      <text:p text:style-name="P9"><text:span text:style-name="T88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78"> – повертає </text:span><text:span text:style-name="T89">текст</text:span><text:span text:style-name="T12"> </text:span><text:span text:style-name="T78">елемента.</text:span></text:p>
      <text:p text:style-name="P5"><text:span text:style-name="T70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72">встановлює новий </text:span><text:span text:style-name="T89">текст</text:span><text:span text:style-name="T72"> для елемента.</text:span></text:p>
      <text:p text:style-name="P9"><text:span text:style-name="T72"><text:tab/></text:span><text:span text:style-name="T22">int </text:span><text:span text:style-name="T19">IsEndDialog</text:span><text:span text:style-name="T12">()</text:span><text:span text:style-name="T78"> – </text:span><text:span text:style-name="T90">перевіряє чи елемент завершальним у ланцюжку Розповіді</text:span><text:span text:style-name="T78">. </text:span><text:span text:style-name="T92">1 – якщо елемент завершує ланцюжок, 0 – у протилежному випадку.</text:span></text:p>
      <text:p text:style-name="P6"><text:span text:style-name="T70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90">означає елемент як завершальний у Розповіді</text:span><text:span text:style-name="T72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78"> – </text:span><text:span text:style-name="T96">повертає рядок параметрів Скрипту.</text:span></text:p>
      <text:p text:style-name="P10"><text:span text:style-name="T96"><text:tab/></text:span><text:span text:style-name="T26">void SetParams(const wchar_t *params) – </text:span><text:span text:style-name="T96">встановлює рядок параметрів для Скрипту.</text:span></text:p>
      <text:p text:style-name="P20"><text:span text:style-name="T96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06">ранслює скрипт, записує результат у поле </text:span><text:span text:style-name="T32">Result </text:span><text:span text:style-name="T106">відповідного елемента</text:span><text:span text:style-name="T76">. Повертає </text:span><text:span text:style-name="T106">1 у разі успіху та </text:span><text:span text:style-name="T76">0 у разі </text:span><text:span text:style-name="T106">помилки</text:span><text:span text:style-name="T11">. </text:span><text:span text:style-name="T112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96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78"> – </text:span><text:span text:style-name="T96">повертає результат виконання Скрипту. </text:span><text:span text:style-name="T105">Повертає порожню строку, доки Скрипт не буде виконаний.</text:span></text:p>
      <text:p text:style-name="P10"><text:span text:style-name="T96"/></text:p>
      <text:p text:style-name="P12"/>
      <text:p text:style-name="P12"><text:span text:style-name="T91"><text:tab/></text:span><text:span text:style-name="T92">Для навігації по Розповіді:</text:span></text:p>
      <text:p text:style-name="P12"/>
      <text:p text:style-name="P18"><text:span text:style-name="T92"><text:tab/></text:span><text:span text:style-name="T93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67"> </text:span><text:span text:style-name="T94">завантажує</text:span><text:span text:style-name="T68"> </text:span><text:span text:style-name="T71">Р</text:span><text:span text:style-name="T68">озповідь </text:span><text:span text:style-name="T94">з файлу і активує перший елемент</text:span><text:span text:style-name="T67">. </text:span><text:span text:style-name="T92">Повертає 0 у разі помилки.</text:span></text:p>
      <text:p text:style-name="P19"><text:span text:style-name="T92"><text:tab/></text:span><text:span text:style-name="T37">i</text:span><text:span text:style-name="T22">nt LoadDialog(int dlg_id)</text:span><text:span text:style-name="T3"> </text:span><text:span text:style-name="T8">–</text:span><text:span text:style-name="T67"> </text:span><text:span text:style-name="T94">завантажує</text:span><text:span text:style-name="T68"> </text:span><text:span text:style-name="T110">діалог із вказаним </text:span><text:span text:style-name="T37">ID</text:span><text:span text:style-name="T67">. </text:span><text:span text:style-name="T92">Повертає 0 у разі помилки.</text:span></text:p>
      <text:p text:style-name="P17"><text:span text:style-name="T92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78"> – повертає </text:span><text:span text:style-name="T89">текст</text:span><text:span text:style-name="T12"> </text:span><text:span text:style-name="T34">п</text:span><text:span text:style-name="T108">оточної Сцени</text:span><text:span text:style-name="T78">.</text:span></text:p>
      <text:p text:style-name="P17"><text:span text:style-name="T78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78"> – повертає </text:span><text:span text:style-name="T89">текст</text:span><text:span text:style-name="T12"> </text:span><text:span text:style-name="T108">Відповіді з індексом </text:span><text:span text:style-name="T34">index, </text:span><text:span text:style-name="T140">що прив’</text:span><text:span text:style-name="T108">язана до поточної Сцени</text:span><text:span text:style-name="T78">.</text:span><text:span text:style-name="T34"> </text:span></text:p>
      <text:p text:style-name="P13"><text:span text:style-name="T92"><text:tab/></text:span><text:span text:style-name="T93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67"> </text:span><text:span text:style-name="T95">повертає кількість Відповідей, доступних для поточної Сцени.</text:span></text:p>
      <text:p text:style-name="P13"><text:span text:style-name="T97"><text:tab/></text:span><text:span text:style-name="T27">void SelectAnswer(int index) – </text:span><text:span text:style-name="T34">а</text:span><text:span text:style-name="T108">ктивує</text:span><text:span text:style-name="T97"> Відповідь з вказаним індексом. Після цього </text:span><text:span text:style-name="T108">рушій переходить до наступної Сцени або завершує Розповідь якщо ця Відповідь має прапорець </text:span><text:span text:style-name="T34">EndDialog</text:span><text:span text:style-name="T97">.</text:span></text:p>
      <text:p text:style-name="P29"><text:tab/></text:p>
      <text:p text:style-name="P21"><text:span text:style-name="T113"/></text:p>
      <text:p text:style-name="P21"><text:soft-page-break/><text:span text:style-name="T113"/></text:p>
      <text:p text:style-name="P21"><text:span text:style-name="T113">А</text:span><text:span text:style-name="T65">лгоритм роботи</text:span></text:p>
      <text:p text:style-name="P21"><text:span text:style-name="T66"/></text:p>
      <text:p text:style-name="P22"><text:span text:style-name="T66"><text:tab/>Після виклику </text:span><text:span text:style-name="T35">Tell</text:span><text:span text:style-name="T3">Story</text:span><text:span text:style-name="T66">(), рушій завантажує Розповідь з файлу і активує першу Сцену, </text:span><text:span text:style-name="T110">використовуючи для цього функцію </text:span><text:span text:style-name="T37">LoadDialog()</text:span><text:span text:style-name="T66">. При цьому транслюються всі Скрипти, що прив’язані до неї. </text:span><text:span text:style-name="T109">Перш</text:span><text:span text:style-name="T110">ий</text:span><text:span text:style-name="T109"> </text:span><text:span text:style-name="T110">діалог</text:span><text:span text:style-name="T109"> завжди </text:span><text:span text:style-name="T110">повинен</text:span><text:span text:style-name="T109"> мати </text:span><text:span text:style-name="T36">ID </text:span><text:span text:style-name="T109">зі значенням «</text:span><text:span text:style-name="T110">0</text:span><text:span text:style-name="T109">». </text:span><text:span text:style-name="T66">Користувач має викликати </text:span><text:span text:style-name="T2">Get</text:span><text:span text:style-name="T25">AnswerCount</text:span><text:span text:style-name="T66">(), аби отримати кількість доступних Відповідей, </text:span><text:span text:style-name="T110">потім</text:span><text:span text:style-name="T66"> він використовує </text:span><text:span text:style-name="T12">G</text:span><text:span text:style-name="T8">et</text:span><text:span text:style-name="T2">Answer</text:span><text:span text:style-name="T66">() щоб отримати текст потрібної Відповіді (наприклад, аби вивести його на екран), </text:span><text:span text:style-name="T110">і</text:span><text:span text:style-name="T66"> активує потрібну Відповідь за допомогою </text:span><text:span text:style-name="T27">SelectAnswer</text:span><text:span text:style-name="T66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66"/></text:p>
      <text:p text:style-name="P22"><text:span text:style-name="T66"/></text:p>
      <text:p text:style-name="P32">Керування рушієм за допомогою скриптів</text:p>
      <text:p text:style-name="P40"><text:span text:style-name="T113"/></text:p>
      <text:p text:style-name="P41"><text:span text:style-name="T113"><text:tab/></text:span><text:span text:style-name="T121">Функції рушія можна використовувати у скриптах на мові </text:span><text:span text:style-name="T46">ELI, </text:span><text:span text:style-name="T141">як у </text:span><text:span text:style-name="T121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21">функцій для роботи з рушієм.</text:span></text:p>
      <text:p text:style-name="P31"><text:tab/>Для використання цієї бібліотеки необхідно її ініціалізувати, додавши у скрипт наступні рядки:</text:p>
      <text:p text:style-name="P41"><text:span text:style-name="T121"/></text:p>
      <text:p text:style-name="P31">#include '.\scripts\KobzarScripts.eh';</text:p>
      <text:p text:style-name="P31">&amp;Engine.Create(Kobzar, '');</text:p>
      <text:p text:style-name="P41"><text:span text:style-name="T121">&amp;Engine.</text:span><text:span text:style-name="T46">CreateNew</text:span><text:span text:style-name="T121">Instance();</text:span></text:p>
      <text:p text:style-name="P41"><text:span text:style-name="T121"/></text:p>
      <text:p text:style-name="P31"><text:tab/>У внутрішніх скриптах нічого додавати не потрібно, бібліотека-коннектор ініціюється автоматично під час їх трансляції.</text:p>
      <text:p text:style-name="P41"><text:span text:style-name="T121"><text:tab/></text:span><text:span text:style-name="T122">Функціонал бібліотеки-коннектора наведено в Додатку 1.</text:span></text:p>
      <text:p text:style-name="P41"><text:span text:style-name="T122"/></text:p>
      <text:p text:style-name="P2"><text:span text:style-name="T113"/></text:p>
      <text:p text:style-name="P26"><text:span text:style-name="T113">Б</text:span><text:span text:style-name="T65">ібліотека візуалізації</text:span></text:p>
      <text:p text:style-name="P38"><text:span text:style-name="T65"/></text:p>
      <text:p text:style-name="P39"><text:span text:style-name="T65"><text:tab/>До складу рушія входить бібліотека Visual</text:span><text:span text:style-name="T48">Lib</text:span><text:span text:style-name="T65">.</text:span><text:span text:style-name="T1">dll, </text:span><text:span text:style-name="T65">що містить набір функцій для створення та використання графічних елементів, таких як вікна, кнопки, зображення тощо. </text:span><text:span text:style-name="T119">Для створення вікна використовується </text:span><text:span text:style-name="T124">W</text:span><text:span text:style-name="T48">inAPI</text:span><text:span text:style-name="T44">. </text:span><text:span text:style-name="T65">Використовуючи скриптову мову </text:span><text:span text:style-name="T1">ELI, м</text:span><text:span text:style-name="T65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20">Коли бібліотека візуалізації завантажується, вона автоматично створює </text:span><text:span text:style-name="T48">в</text:span><text:span text:style-name="T124">ікно</text:span><text:span text:style-name="T120"> за допомогою </text:span><text:span text:style-name="T45">WinAPI-</text:span><text:span text:style-name="T120">функції </text:span><text:span text:style-name="T45">CreateWindowEx(), </text:span><text:span text:style-name="T120">після чого за допомогою вбудованих функцій можна керувати </text:span><text:span text:style-name="T124">цим</text:span><text:span text:style-name="T120"> вікном і графічними елементами на ньому.</text:span></text:p>
      <text:p text:style-name="P39"><text:span text:style-name="T120"><text:tab/></text:span><text:span text:style-name="T121">Для використання бібліотеки у внутрішніх скриптах треба </text:span><text:span text:style-name="T122">у тіло скрипту додати наступні рядки:</text:span></text:p>
      <text:p text:style-name="P39"><text:span text:style-name="T122"/></text:p>
      <text:p text:style-name="P42"><text:span text:style-name="T121">#include '.\scripts\</text:span><text:span text:style-name="T47">VisualLib</text:span><text:span text:style-name="T121">.eh';</text:span></text:p>
      <text:p text:style-name="P42"><text:span text:style-name="T121"/></text:p>
      <text:p text:style-name="P43"><text:span text:style-name="T121">п</text:span><text:span text:style-name="T65">ісля чого створити службовий об’єкт, як це передбачено синтаксисом </text:span><text:span text:style-name="T1">ELI:</text:span></text:p>
      <text:p text:style-name="P43"><text:span text:style-name="T1"/></text:p>
      <text:p text:style-name="P44">&amp;<text:span text:style-name="T144">Scene</text:span>.Create(Visual<text:span text:style-name="T145">Scene</text:span>, '');</text:p>
      <text:p text:style-name="P43"><text:span text:style-name="T1"/></text:p>
      <text:p text:style-name="P58"><text:span text:style-name="T1"><text:tab/></text:span><text:span text:style-name="T65">Тепер можна використовувати методи </text:span><text:span text:style-name="T1">ELI-</text:span><text:span text:style-name="T65">класу </text:span><text:span text:style-name="T1">Visual</text:span><text:span text:style-name="T49">Scene</text:span><text:span text:style-name="T1"> </text:span><text:span text:style-name="T65">для роботи з графічними контролами. </text:span><text:span text:style-name="T129">Спочатку слід створити </text:span><text:span text:style-name="T54">ELI-</text:span><text:span text:style-name="T129">об’єкт потрібного контролу, після чого </text:span><text:soft-page-break/><text:span text:style-name="T129">можна додати його до сцени за допомогою метода </text:span><text:span text:style-name="T61">Place</text:span><text:span text:style-name="T59">Control</text:span><text:span text:style-name="T54">(), </text:span><text:span text:style-name="T131">передавши методу ім’я створеного об’єкта. Об’єкт контролу має існувати до кінця трансляції скрипту, оскільки бібліотека візуалізації буде взаємодіяти з ним. </text:span><text:span text:style-name="T128">Ім’я будь-якого об’єкта </text:span><text:span text:style-name="T55">ELI </text:span><text:span text:style-name="T128">можна отримати за допомогою </text:span><text:span text:style-name="T129">методу</text:span><text:span text:style-name="T128"> </text:span><text:span text:style-name="T54">Get</text:span><text:span text:style-name="T55">Name</text:span><text:span text:style-name="T54">()</text:span><text:span text:style-name="T55"> (&amp;Object.</text:span><text:span text:style-name="T56">Get</text:span><text:span text:style-name="T55">Name). </text:span><text:span text:style-name="T128">Детальніше дивись </text:span><text:span text:style-name="T130">керівництв</text:span><text:span text:style-name="T134">о</text:span><text:span text:style-name="T128"> по </text:span><text:span text:style-name="T55">ELI </text:span><text:span text:style-name="T57">API</text:span><text:span text:style-name="T55">.</text:span></text:p>
      <text:p text:style-name="P58"><text:span text:style-name="T55"><text:tab/></text:span><text:span text:style-name="T132">Параметри контрола можна редагувати його, наприклад змінити розмір шрифту. </text:span><text:span text:style-name="T135">П</text:span><text:span text:style-name="T132">ісля </text:span><text:span text:style-name="T135">цього необхідно</text:span><text:span text:style-name="T132"> застосувати метод </text:span><text:span text:style-name="T58">Update</text:span><text:span text:style-name="T59">Control</text:span><text:span text:style-name="T58">(), </text:span><text:span text:style-name="T132">щоб відобразити зміни на формі. </text:span><text:span text:style-name="T134">Щоб прибрати контрол зі сцени, використайте метод </text:span><text:span text:style-name="T59">RemoveControl().</text:span></text:p>
      <text:p text:style-name="P60"><text:span text:style-name="T59"><text:tab/></text:span><text:span text:style-name="T134">Додавати контроли можна без попереднього створення, для цього використовується метод </text:span><text:span text:style-name="T59">Add(), </text:span><text:span text:style-name="T136">який є </text:span><text:span text:style-name="T137">міститься</text:span><text:span text:style-name="T136"> </text:span><text:span text:style-name="T137">у</text:span><text:span text:style-name="T136"> </text:span><text:span text:style-name="T134">всіх </text:span><text:span text:style-name="T59">ELI-</text:span><text:span text:style-name="T134">об’єкт</text:span><text:span text:style-name="T137">ах</text:span><text:span text:style-name="T59">.</text:span></text:p>
      <text:p text:style-name="P59"><text:span text:style-name="T59"><text:tab/></text:span><text:span text:style-name="T134">Наприклад:</text:span></text:p>
      <text:p text:style-name="P59"><text:span text:style-name="T134"/></text:p>
      <text:p text:style-name="P59"><text:span text:style-name="T59">&amp;Scene.Add(Background, #class Image).</text:span></text:p>
      <text:p text:style-name="P61"><text:span text:style-name="T59">&amp;</text:span><text:span text:style-name="T1">Scene.Background.Width = 640;</text:span></text:p>
      <text:p text:style-name="P61"><text:span text:style-name="T59">&amp;</text:span><text:span text:style-name="T1">Scene.Background.Height = 480;</text:span></text:p>
      <text:p text:style-name="P61"><text:span text:style-name="T1"/></text:p>
      <text:p text:style-name="P59"><text:span text:style-name="T128"><text:tab/>Детальніше дивись </text:span><text:span text:style-name="T130">керівництв</text:span><text:span text:style-name="T134">о</text:span><text:span text:style-name="T128"> по </text:span><text:span text:style-name="T55">ELI </text:span><text:span text:style-name="T57">API</text:span><text:span text:style-name="T55">.</text:span></text:p>
      <text:p text:style-name="P42"><text:span text:style-name="T121"/></text:p>
      <text:p text:style-name="P42"><text:span text:style-name="T121"><text:tab/></text:span><text:span text:style-name="T122">Функціонал бібліотеки візуалізації наведено в Додатку 3.</text:span></text:p>
      <text:p text:style-name="P42"><text:span text:style-name="T122"/></text:p>
      <text:p text:style-name="P42"><text:span text:style-name="T122"/></text:p>
      <text:p text:style-name="P42"><text:span text:style-name="T122"/></text:p>
      <text:p text:style-name="P42"><text:span text:style-name="T122"/></text:p>
      <text:p text:style-name="P2"><text:span text:style-name="T113"/></text:p>
      <text:p text:style-name="P23"><text:span text:style-name="T113">Д</text:span><text:span text:style-name="T65">одаток 1. Методи службового об’єкта для доступу до функцій рушія</text:span></text:p>
      <text:p text:style-name="P33"><text:span text:style-name="T65"/></text:p>
      <text:p text:style-name="P34"><text:span text:style-name="T65">Create(Kobzar, '')</text:span><text:span text:style-name="T114"> – </text:span><text:span text:style-name="T65"><text:s/></text:span><text:span text:style-name="T115">ініціює службовий об’єкт.</text:span></text:p>
      <text:p text:style-name="P34"><text:span text:style-name="T65">UseCurrrentInstance()</text:span><text:span text:style-name="T114"> – </text:span><text:span text:style-name="T115">використовує поточний екземпляр рушія. За замовчуванням використовується для трансляції коду елементів типу Скрипт.</text:span></text:p>
      <text:p text:style-name="P35"><text:span text:style-name="T65">CreateNewInstance($file)</text:span><text:span text:style-name="T114"> – </text:span><text:span text:style-name="T115">імпортує новий екземпляр рушія з </text:span><text:span text:style-name="T43">DLL</text:span><text:span text:style-name="T115">, шлях до якої вказано у $file.</text:span></text:p>
      <text:p text:style-name="P34"><text:span text:style-name="T65">GetLastError()</text:span><text:span text:style-name="T114"> – </text:span><text:span text:style-name="T115">викликає аналогічний метод рушія </text:span></text:p>
      <text:p text:style-name="P35"><text:span text:style-name="T65">CreateStory($file)</text:span><text:span text:style-name="T114"> – </text:span><text:span text:style-name="T115">викликає аналогічний метод рушія. </text:span><text:span text:style-name="T65">$file – </text:span><text:span text:style-name="T115">шлях до файлу Розповіді.</text:span></text:p>
      <text:p text:style-name="P35"><text:span text:style-name="T65">LoadStory($file)</text:span><text:span text:style-name="T114"> – </text:span><text:span text:style-name="T115">викликає аналогічний метод рушія. </text:span><text:span text:style-name="T65">$file – </text:span><text:span text:style-name="T115">шлях до файлу Розповіді.</text:span></text:p>
      <text:p text:style-name="P35"><text:span text:style-name="T65">SaveStory()</text:span><text:span text:style-name="T114"> – </text:span><text:span text:style-name="T115">викликає аналогічний метод рушія.</text:span></text:p>
      <text:p text:style-name="P35"><text:span text:style-name="T65">CloseStory()</text:span><text:span text:style-name="T114"> – </text:span><text:span text:style-name="T115">викликає аналогічний метод рушія.</text:span></text:p>
      <text:p text:style-name="P35"><text:span text:style-name="T65">ClearStory()</text:span><text:span text:style-name="T114"> – </text:span><text:span text:style-name="T115">викликає аналогічний метод рушія.</text:span></text:p>
      <text:p text:style-name="P35"><text:span text:style-name="T65">AddScene()</text:span><text:span text:style-name="T114"> – </text:span><text:span text:style-name="T115">викликає аналогічний метод рушія.</text:span></text:p>
      <text:p text:style-name="P35"><text:span text:style-name="T65">AddAnswer()</text:span><text:span text:style-name="T114"> – </text:span><text:span text:style-name="T115">викликає аналогічний метод рушія.</text:span></text:p>
      <text:p text:style-name="P35"><text:span text:style-name="T65">AddScript()</text:span><text:span text:style-name="T114"> – </text:span><text:span text:style-name="T115">викликає аналогічний метод рушія.</text:span></text:p>
      <text:p text:style-name="P35"><text:span text:style-name="T65">Select($id)</text:span><text:span text:style-name="T114"> – </text:span><text:span text:style-name="T115">викликає аналогічний метод рушія. </text:span><text:span text:style-name="T40">$id </text:span><text:span text:style-name="T116">містить </text:span><text:span text:style-name="T40">ID </text:span><text:span text:style-name="T116">потрібного елементу.</text:span></text:p>
      <text:p text:style-name="P36"><text:span text:style-name="T65">Remove($id)</text:span><text:span text:style-name="T114"> – </text:span><text:span text:style-name="T115">викликає аналогічний метод рушія. </text:span><text:span text:style-name="T40">$id </text:span><text:span text:style-name="T116">містить </text:span><text:span text:style-name="T40">ID </text:span><text:span text:style-name="T116">потрібного елементу.</text:span></text:p>
      <text:p text:style-name="P36"><text:span text:style-name="T65">Link($frID, $toID)</text:span><text:span text:style-name="T114"> – </text:span><text:span text:style-name="T115">викликає аналогічний метод рушія. </text:span><text:span text:style-name="T40">$</text:span><text:span text:style-name="T65">frID</text:span><text:span text:style-name="T40"> </text:span><text:span text:style-name="T116">та </text:span><text:span text:style-name="T65">$toID </text:span><text:span text:style-name="T116">містять </text:span><text:span text:style-name="T40">ID е</text:span><text:span text:style-name="T116">лементів що зв’язуються.</text:span></text:p>
      <text:p text:style-name="P36"><text:span text:style-name="T65">Unlink($frID, $toID)</text:span><text:span text:style-name="T114"> – </text:span><text:span text:style-name="T115">викликає аналогічний метод рушія. </text:span><text:span text:style-name="T40">$</text:span><text:span text:style-name="T65">frID</text:span><text:span text:style-name="T40"> </text:span><text:span text:style-name="T116">та </text:span><text:span text:style-name="T65">$toID </text:span><text:span text:style-name="T116">містять </text:span><text:span text:style-name="T40">ID е</text:span><text:span text:style-name="T116">лементів що роз’єднуються.</text:span></text:p>
      <text:p text:style-name="P35"><text:span text:style-name="T65">GetID()</text:span><text:span text:style-name="T114"> – </text:span><text:span text:style-name="T115">викликає аналогічний метод рушія.</text:span></text:p>
      <text:p text:style-name="P36"><text:span text:style-name="T65">SetID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5"><text:span text:style-name="T65">GetDialog()</text:span><text:span text:style-name="T114"> – </text:span><text:span text:style-name="T115">викликає аналогічний метод рушія.</text:span></text:p>
      <text:p text:style-name="P36"><text:span text:style-name="T65">SetDialog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5"><text:span text:style-name="T65">GetNextDialog()</text:span><text:span text:style-name="T114"> – </text:span><text:span text:style-name="T115">викликає аналогічний метод рушія.</text:span></text:p>
      <text:p text:style-name="P36"><text:span text:style-name="T65">SetNextDialog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5"><text:soft-page-break/><text:span text:style-name="T65">GetPrevID()</text:span><text:span text:style-name="T114"> – </text:span><text:span text:style-name="T115">викликає аналогічний метод рушія.</text:span></text:p>
      <text:p text:style-name="P36"><text:span text:style-name="T65">SetPrevID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5"><text:span text:style-name="T65">GetNextID()</text:span><text:span text:style-name="T114"> – </text:span><text:span text:style-name="T115">викликає аналогічний метод рушія.</text:span></text:p>
      <text:p text:style-name="P36"><text:span text:style-name="T65">SetNextID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5"><text:span text:style-name="T65">GetType()</text:span><text:span text:style-name="T114"> – </text:span><text:span text:style-name="T115">викликає аналогічний метод рушія.</text:span></text:p>
      <text:p text:style-name="P35"><text:span text:style-name="T65">GetText()</text:span><text:span text:style-name="T114"> – </text:span><text:span text:style-name="T115">викликає аналогічний метод рушія.</text:span></text:p>
      <text:p text:style-name="P36"><text:span text:style-name="T65">SetText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5"><text:span text:style-name="T65">IsEndDialog()</text:span><text:span text:style-name="T114"> – </text:span><text:span text:style-name="T115">викликає аналогічний метод рушія.</text:span></text:p>
      <text:p text:style-name="P36"><text:span text:style-name="T65">SetEndDialog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5"><text:span text:style-name="T65">GetParams()</text:span><text:span text:style-name="T114"> – </text:span><text:span text:style-name="T115">викликає аналогічний метод рушія.</text:span></text:p>
      <text:p text:style-name="P36"><text:span text:style-name="T65">SetParams($val)</text:span><text:span text:style-name="T114"> – </text:span><text:span text:style-name="T115">викликає аналогічний метод рушія. </text:span><text:span text:style-name="T65">$val </text:span><text:span text:style-name="T116">містить потрібне значення.</text:span></text:p>
      <text:p text:style-name="P35"><text:span text:style-name="T65">Execute()</text:span><text:span text:style-name="T114"> – </text:span><text:span text:style-name="T115">викликає аналогічний метод рушія.</text:span></text:p>
      <text:p text:style-name="P35"><text:span text:style-name="T65">GetResult()</text:span><text:span text:style-name="T114"> – </text:span><text:span text:style-name="T115">викликає аналогічний метод рушія.</text:span></text:p>
      <text:p text:style-name="P36"><text:span text:style-name="T65">TellStory($file)</text:span><text:span text:style-name="T114"> – </text:span><text:span text:style-name="T115">викликає аналогічний метод рушія. </text:span><text:span text:style-name="T65">$file – </text:span><text:span text:style-name="T115">шлях до файлу Розповіді.</text:span></text:p>
      <text:p text:style-name="P36"><text:span text:style-name="T65">LoadDialog($id)</text:span><text:span text:style-name="T114"> – </text:span><text:span text:style-name="T115">викликає аналогічний метод рушія. </text:span><text:span text:style-name="T40">$id </text:span><text:span text:style-name="T116">містить </text:span><text:span text:style-name="T40">ID </text:span><text:span text:style-name="T116">потрібного елементу.</text:span></text:p>
      <text:p text:style-name="P35"><text:span text:style-name="T65">GetScene()</text:span><text:span text:style-name="T114"> – </text:span><text:span text:style-name="T115">викликає аналогічний метод рушія.</text:span></text:p>
      <text:p text:style-name="P35"><text:span text:style-name="T65">GetAnswerCount()</text:span><text:span text:style-name="T114"> – </text:span><text:span text:style-name="T115">викликає аналогічний метод рушія.</text:span></text:p>
      <text:p text:style-name="P35"><text:span text:style-name="T65">GetAnswer()</text:span><text:span text:style-name="T114"> – </text:span><text:span text:style-name="T115">викликає аналогічний метод рушія.</text:span></text:p>
      <text:p text:style-name="P36"><text:span text:style-name="T65">SelectAnswer($ind)</text:span><text:span text:style-name="T114"> – </text:span><text:span text:style-name="T115">викликає аналогічний метод рушія. </text:span><text:span text:style-name="T40">$ind </text:span><text:span text:style-name="T116">містить індекс</text:span><text:span text:style-name="T40"> </text:span><text:span text:style-name="T116">потрібно</text:span><text:span text:style-name="T117">ї Відповіді</text:span><text:span text:style-name="T116">.</text:span></text:p>
      <text:p text:style-name="P35"><text:span text:style-name="T114">Destroy() – </text:span><text:span text:style-name="T115">знищує службовий об’єкт.</text:span></text:p>
      <text:p text:style-name="P35"><text:span text:style-name="T115"/></text:p>
      <text:p text:style-name="P35"><text:span text:style-name="T115"/></text:p>
      <text:p text:style-name="P24"><text:span text:style-name="T113">Д</text:span><text:span text:style-name="T115">одаток </text:span><text:span text:style-name="T42">2</text:span><text:span text:style-name="T115">. </text:span><text:span text:style-name="T118">Приклад структури </text:span><text:span text:style-name="T41">XML-</text:span><text:span text:style-name="T118">файлу Розповіді</text:span></text:p>
      <text:p text:style-name="P37"><text:span text:style-name="T118"/></text:p>
      <text:p text:style-name="P30">&lt;StoryFile&gt;</text:p>
      <text:p text:style-name="P30"><text:tab/>&lt;Dialog id = '0'&gt;</text:p>
      <text:p text:style-name="P37"><text:span text:style-name="T118"><text:tab/><text:tab/>&lt;ScreenText&gt;</text:span><text:span text:style-name="T41">scene text</text:span><text:span text:style-name="T118">&lt;/ScreenText&gt;</text:span></text:p>
      <text:p text:style-name="P30"><text:tab/><text:tab/>&lt;Answers&gt;</text:p>
      <text:p text:style-name="P30"><text:tab/><text:tab/><text:tab/>&lt;Answer NextDialog = '1'&gt;</text:p>
      <text:p text:style-name="P37"><text:span text:style-name="T118"><text:tab/><text:tab/><text:tab/><text:tab/>&lt;Text&gt;</text:span><text:span text:style-name="T41">Answer text</text:span><text:span text:style-name="T118">&lt;/Text&gt;</text:span></text:p>
      <text:p text:style-name="P30"><text:tab/><text:tab/><text:tab/>&lt;/Answer&gt;</text:p>
      <text:p text:style-name="P30"><text:tab/><text:tab/>&lt;/Answers&gt;</text:p>
      <text:p text:style-name="P30"><text:tab/>&lt;/Dialog&gt;</text:p>
      <text:p text:style-name="P30"><text:tab/>&lt;Dialog id = '1'&gt;</text:p>
      <text:p text:style-name="P37"><text:span text:style-name="T118"><text:tab/><text:tab/>&lt;ScreenText&gt;</text:span><text:span text:style-name="T41">next Scene text</text:span><text:span text:style-name="T118">&lt;/ScreenText&gt;</text:span></text:p>
      <text:p text:style-name="P30"><text:tab/><text:tab/>&lt;Answers&gt;</text:p>
      <text:p text:style-name="P30"><text:tab/><text:tab/>&lt;/Answers&gt;</text:p>
      <text:p text:style-name="P30"><text:tab/>&lt;/Dialog&gt;</text:p>
      <text:p text:style-name="P30">&lt;/StoryFile&gt;</text:p>
      <text:p text:style-name="P30"/>
      <text:p text:style-name="P25"><text:span text:style-name="T142">Д</text:span><text:span text:style-name="T143">одаток </text:span><text:span text:style-name="T123">3</text:span><text:span text:style-name="T143">. </text:span><text:span text:style-name="T121">Методи бібліотеки візуалізації</text:span></text:p>
      <text:p text:style-name="P51"/>
      <text:p text:style-name="P45"><text:span text:style-name="T147">Open</text:span><text:span text:style-name="T146">Form</text:span>() <text:span text:style-name="T114">– </text:span><text:span text:style-name="T65">створює вікно зі вказаними параметрами.</text:span></text:p>
      <text:p text:style-name="P45">Close<text:span text:style-name="T146">Form</text:span>() <text:span text:style-name="T114">– </text:span><text:span text:style-name="T65">закриває вікно. Виконується автоматично при відключенні бібліотеки.</text:span></text:p>
      <text:p text:style-name="P48"><text:span text:style-name="T155">Place</text:span><text:span text:style-name="T154">Control</text:span>(<text:span text:style-name="T150">$objname</text:span>)<text:span text:style-name="T149"> </text:span><text:span text:style-name="T114">– </text:span><text:span text:style-name="T65">додає </text:span><text:span text:style-name="T128">контрол у сцену</text:span><text:span text:style-name="T65">. </text:span><text:span text:style-name="T128">Аргумент </text:span><text:span text:style-name="T150">$objname </text:span><text:span text:style-name="T128">має містити ім’я об’єкта, що описує контрол.</text:span></text:p>
      <text:p text:style-name="P49">Remove<text:span text:style-name="T154">Control</text:span><text:span text:style-name="T148">(</text:span>$objname<text:span text:style-name="T148">)</text:span><text:span text:style-name="T149"> </text:span><text:span text:style-name="T114">– </text:span><text:span text:style-name="T65">видаляє контрол зі сцени. Аргумент </text:span>$objname <text:span text:style-name="T65">має містити ім’я об’єкта, що описує контрол.</text:span></text:p>
      <text:p text:style-name="P50">Update<text:span text:style-name="T154">Control</text:span>(<text:span text:style-name="T150">$objname</text:span>)<text:span text:style-name="T65"> – оновлює </text:span><text:span text:style-name="T133">контрол на сцені</text:span><text:span text:style-name="T65">.</text:span></text:p>
      <text:p text:style-name="P46"><text:span text:style-name="T125"/></text:p>
      <text:p text:style-name="P46"><text:span text:style-name="T125"/></text:p>
      <text:p text:style-name="P52"><text:soft-page-break/><text:span text:style-name="T113">Д</text:span><text:span text:style-name="T115">одаток </text:span><text:span text:style-name="T50">4</text:span><text:span text:style-name="T115">. </text:span><text:span text:style-name="T126">Опис службових класів бібліотеки візуалізації</text:span></text:p>
      <text:p text:style-name="P53"><text:span text:style-name="T126"/></text:p>
      <text:p text:style-name="P54"><text:span text:style-name="T126"><text:tab/></text:span><text:span text:style-name="T127">Нижче наведені лише публічні члени класів. Повну структуру можна побачити у файлах-заголовках </text:span><text:span text:style-name="T51">VisualLib.eh </text:span><text:span text:style-name="T127">та </text:span><text:span text:style-name="T51">Color.eh.</text:span></text:p>
      <text:p text:style-name="P54"><text:span text:style-name="T51"/></text:p>
      <text:p text:style-name="P54">#class Color</text:p>
      <text:p text:style-name="P54">{ </text:p>
      <text:p text:style-name="P54"><text:s text:c="2"/>#public property Red = 0;</text:p>
      <text:p text:style-name="P54"><text:s text:c="2"/>#public property Green = 0;</text:p>
      <text:p text:style-name="P54"><text:s text:c="2"/>#public property Blue = 0;</text:p>
      <text:p text:style-name="P54"><text:s text:c="2"/></text:p>
      <text:p text:style-name="P54"><text:s text:c="2"/>#public method Color($r, $g, $b)<text:span text:style-name="T52">{}</text:span></text:p>
      <text:p text:style-name="P54">}</text:p>
      <text:p text:style-name="P54"/>
      <text:p text:style-name="P54">#class Form</text:p>
      <text:p text:style-name="P54">{</text:p>
      <text:p text:style-name="P54"><text:s text:c="2"/>#public property Width = 0;</text:p>
      <text:p text:style-name="P54"><text:s text:c="2"/>#public property Height = 0;</text:p>
      <text:p text:style-name="P54"><text:s text:c="2"/>#public property FullScreen = 0;</text:p>
      <text:p text:style-name="P54">}</text:p>
      <text:p text:style-name="P54"/>
      <text:p text:style-name="P54">#class Image</text:p>
      <text:p text:style-name="P54">{</text:p>
      <text:p text:style-name="P54"><text:s text:c="2"/>#public property X = 0;</text:p>
      <text:p text:style-name="P54"><text:s text:c="2"/>#public property Y = 0;</text:p>
      <text:p text:style-name="P54"><text:s text:c="2"/>#public property Width = 0;</text:p>
      <text:p text:style-name="P54"><text:s text:c="2"/>#public property Height = 0;</text:p>
      <text:p text:style-name="P54"><text:s text:c="2"/>#public property Source = 'default.bmp';</text:p>
      <text:p text:style-name="P54">}</text:p>
      <text:p text:style-name="P54"/>
      <text:p text:style-name="P54">#class Frame //<text:span text:style-name="T153">просто прямокутник, може слугувати фоном для виводу тексту</text:span></text:p>
      <text:p text:style-name="P54">{</text:p>
      <text:p text:style-name="P54"><text:s text:c="2"/>#public property X = 0;</text:p>
      <text:p text:style-name="P54"><text:s text:c="2"/>#public property Y = 0;</text:p>
      <text:p text:style-name="P54"><text:s text:c="2"/>#public property Width = 0;</text:p>
      <text:p text:style-name="P54"><text:s text:c="2"/>#public property Height = 0;</text:p>
      <text:p text:style-name="P54"><text:s text:c="2"/>#public property Color = #class Color(0, 0, 0);</text:p>
      <text:p text:style-name="P54"><text:s text:c="2"/>#public property BorderSize = 0;</text:p>
      <text:p text:style-name="P54">}</text:p>
      <text:p text:style-name="P54"/>
      <text:p text:style-name="P54">#class Baloon : Frame //<text:span text:style-name="T153">хмарка репліки персонажа, як в коміксах</text:span></text:p>
      <text:p text:style-name="P54">{</text:p>
      <text:p text:style-name="P56"><text:s text:c="2"/>#public property Style = 0; //<text:span text:style-name="T152">стиль </text:span><text:span text:style-name="T153">хмарки</text:span></text:p>
      <text:p text:style-name="P56"><text:tab/><text:tab/> <text:s text:c="7"/>//<text:span text:style-name="T151">0 – прямокутник</text:span></text:p>
      <text:p text:style-name="P55"><text:span text:style-name="T151"><text:tab/><text:tab/> <text:s text:c="7"/>//1 – скруглений прямокутник</text:span></text:p>
      <text:p text:style-name="P55"><text:span text:style-name="T151"><text:tab/><text:tab/> <text:s text:c="7"/>//2 – овал</text:span></text:p>
      <text:p text:style-name="P55"><text:span text:style-name="T151"><text:tab/><text:tab/> <text:s text:c="7"/>//3 – хмарка</text:span></text:p>
      <text:p text:style-name="P55"><text:tab/><text:tab/> <text:s text:c="7"/>//<text:span text:style-name="T151">4 – паралелограм</text:span></text:p>
      <text:p text:style-name="P54"><text:s text:c="2"/>#public property <text:span text:style-name="T53">Arrow</text:span>Pos = 0; //<text:span text:style-name="T152">позиція кутика, що вказує на персонажа</text:span></text:p>
      <text:p text:style-name="P54"><text:tab/><text:tab/><text:tab/>//<text:span text:style-name="T152">0 – лівий нижній кут</text:span></text:p>
      <text:p text:style-name="P54"><text:tab/><text:tab/><text:tab/>//<text:span text:style-name="T152">1 – лівий верхній кут</text:span></text:p>
      <text:p text:style-name="P54"><text:tab/><text:tab/><text:tab/>//<text:span text:style-name="T152">2 – правий верхній кут</text:span></text:p>
      <text:p text:style-name="P57"><text:soft-page-break/><text:tab/><text:tab/><text:tab/>//<text:span text:style-name="T152">3 – правий нижній кут</text:span></text:p>
      <text:p text:style-name="P5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6T17:47:35.047000000</dc:date>
    <meta:editing-duration>P1DT21H57M43S</meta:editing-duration>
    <meta:editing-cycles>135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183" meta:word-count="1803" meta:character-count="14072" meta:non-whitespace-character-count="12153"/>
  </office:meta>
</office:document-meta>
</file>